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5A8F2AC9F7D33E2B65.png" manifest:media-type="image/png"/>
  <manifest:file-entry manifest:full-path="Pictures/1000000100000780000004387925D871233C7A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19.277cm" svg:height="10.842cm" svg:x="-0.578cm" svg:y="5.3cm">
            <draw:image xlink:href="Pictures/1000000100000780000004387925D871233C7A0F.png" xlink:type="simple" xlink:show="embed" xlink:actuate="onLoad" draw:mime-type="image/png">
              <text:p/>
            </draw:image>
          </draw:frame>
          <draw:frame draw:style-name="gr1" draw:text-style-name="P1" draw:layer="layout" svg:width="16.255cm" svg:height="9.43cm" svg:x="-0.5cm" svg:y="-2.03cm">
            <draw:image xlink:href="Pictures/10000001000007800000045A8F2AC9F7D33E2B65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20T15:49:44.930927462</meta:creation-date>
    <dc:date>2024-05-22T16:41:35.636296084</dc:date>
    <meta:editing-duration>PT36M1S</meta:editing-duration>
    <meta:editing-cycles>2</meta:editing-cycles>
    <meta:generator>LibreOffice/7.3.7.2$Linux_X86_64 LibreOffice_project/30$Build-2</meta:generator>
    <meta:document-statistic meta:object-count="3"/>
  </office:meta>
</office:document-meta>
</file>